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2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 text:c="38"/><text:span text:style-name="T1">One chingar knowledge</text:span></text:h>
      <text:p text:style-name="Text_20_body"/>
      <text:p text:style-name="Text_20_body"/>
      <text:p text:style-name="Text_20_body">°.Las cuestiones al momento de hacer un modelo de dominio son:</text:p>
      <text:list xml:id="list721953237" text:style-name="L2">
        <text:list-item>
          <text:p text:style-name="P1">¿Que es lo que voy a diseñar? (¿Cuales son los objetos relevantes e irrelevantes del modelo?)</text:p>
        </text:list-item>
        <text:list-item>
          <text:p text:style-name="P1">¿Se refleja la funcionalidad del software en el modelo?</text:p>
        </text:list-item>
        <text:list-item>
          <text:p text:style-name="P1">¿Sabré lo suficiente como para empezar a codear? </text:p>
        </text:list-item>
      </text:list>
      <text:p text:style-name="Text_20_body"/>
      <text:p text:style-name="Text_20_body">°.Las cuestiones son dependientes con la metodología usada debido a que implica sus etapas, como análisis y diseño, la organización y la codific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 </meta:initial-creator>
    <meta:creation-date>2012-09-09T21:56:32</meta:creation-date>
    <meta:document-statistic meta:table-count="0" meta:image-count="0" meta:object-count="0" meta:page-count="1" meta:paragraph-count="6" meta:word-count="73" meta:character-count="473"/>
    <dc:date>2012-09-09T23:39:40</dc:date>
    <dc:creator>mari </dc:creator>
    <meta:editing-duration>PT00H09M16S</meta:editing-duration>
    <meta:editing-cycles>1</meta:editing-cycles>
    <meta:generator>OpenOffice.org/3.2$Linux OpenOffice.org_project/320m12$Build-9483</meta:generator>
  </office:meta>
</office:document-meta>
</file>